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1.16pt"/>
    </style:style>
    <style:style style:name="co5" style:family="table-column">
      <style:table-column-properties fo:break-before="auto" style:column-width="85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7.66pt" fo:break-before="auto" style:use-optimal-row-height="true"/>
    </style:style>
    <style:style style:name="ro4" style:family="table-row">
      <style:table-row-properties style:row-height="15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32pt" style:font-size-asian="32pt" style:font-size-complex="32pt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ff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style:font-size-asian="32pt" style:font-size-complex="32pt"/>
    </style:style>
  </office:automatic-styles>
  <office:body>
    <office:spreadsheet>
      <table:table table:name="Totals" table:style-name="ta1" table:print="false">
        <table:table-column table:style-name="co1" table:default-cell-style-name="Default"/>
        <table:table-column table:style-name="co2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office:value-type="string" calcext:value-type="string">
            <text:p>January</text:p>
          </table:table-cell>
          <table:table-cell table:style-name="Default" office:value-type="string" calcext:value-type="string">
            <text:p>February</text:p>
          </table:table-cell>
          <table:table-cell table:style-name="Default" office:value-type="string" calcext:value-type="string">
            <text:p>March</text:p>
          </table:table-cell>
          <table:table-cell table:style-name="Default" office:value-type="string" calcext:value-type="string">
            <text:p>April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1 / 2006</text:p>
            </table:table-cell>
            <table:table-cell table:formula="of:=[$'2006'.$B$3]" office:value-type="currency" office:currency="USD" office:value="20000" calcext:value-type="currency">
              <text:p>$20,000.00</text:p>
            </table:table-cell>
            <table:table-cell table:formula="of:=[$'2006'.$C$3]" office:value-type="currency" office:currency="USD" office:value="36975" calcext:value-type="currency">
              <text:p>$36,975.00</text:p>
            </table:table-cell>
            <table:table-cell table:formula="of:=[$'2006'.$D$3]" office:value-type="currency" office:currency="USD" office:value="39924" calcext:value-type="currency">
              <text:p>$39,924.00</text:p>
            </table:table-cell>
            <table:table-cell table:formula="of:=[$'2006'.$E$3]" office:value-type="currency" office:currency="USD" office:value="33280" calcext:value-type="currency">
              <text:p>$33,280.00</text:p>
            </table:table-cell>
          </table:table-row>
          <table:table-row table:style-name="ro2" table:visibility="collapse">
            <table:table-cell office:value-type="string" calcext:value-type="string">
              <text:p>Employee #1 / 2007</text:p>
            </table:table-cell>
            <table:table-cell table:formula="of:=[$'2007'.$B$3]" office:value-type="currency" office:currency="USD" office:value="46694" calcext:value-type="currency">
              <text:p>$46,694.00</text:p>
            </table:table-cell>
            <table:table-cell table:formula="of:=[$'2007'.$C$3]" office:value-type="currency" office:currency="USD" office:value="24707" calcext:value-type="currency">
              <text:p>$24,707.00</text:p>
            </table:table-cell>
            <table:table-cell table:formula="of:=[$'2007'.$D$3]" office:value-type="currency" office:currency="USD" office:value="44033" calcext:value-type="currency">
              <text:p>$44,033.00</text:p>
            </table:table-cell>
            <table:table-cell table:formula="of:=[$'2007'.$E$3]" office:value-type="currency" office:currency="USD" office:value="29975" calcext:value-type="currency">
              <text:p>$29,975.00</text:p>
            </table:table-cell>
          </table:table-row>
          <table:table-row table:style-name="ro2" table:visibility="collapse">
            <table:table-cell office:value-type="string" calcext:value-type="string">
              <text:p>Employee #1 / 2008</text:p>
            </table:table-cell>
            <table:table-cell table:formula="of:=[$'2008'.$B$3]" office:value-type="currency" office:currency="USD" office:value="24348" calcext:value-type="currency">
              <text:p>$24,348.00</text:p>
            </table:table-cell>
            <table:table-cell table:formula="of:=[$'2008'.$C$3]" office:value-type="currency" office:currency="USD" office:value="26551" calcext:value-type="currency">
              <text:p>$26,551.00</text:p>
            </table:table-cell>
            <table:table-cell table:formula="of:=[$'2008'.$D$3]" office:value-type="currency" office:currency="USD" office:value="43266" calcext:value-type="currency">
              <text:p>$43,266.00</text:p>
            </table:table-cell>
            <table:table-cell table:formula="of:=[$'2008'.$E$3]" office:value-type="currency" office:currency="USD" office:value="29219" calcext:value-type="currency">
              <text:p>$29,219.00</text:p>
            </table:table-cell>
          </table:table-row>
        </table:table-row-group>
        <table:table-row table:style-name="ro2">
          <table:table-cell office:value-type="string" calcext:value-type="string">
            <text:p>Employee #1</text:p>
          </table:table-cell>
          <table:table-cell table:formula="of:=SUM([.B3:.B5])" office:value-type="currency" office:currency="USD" office:value="91042" calcext:value-type="currency">
            <text:p>$91,042.00</text:p>
          </table:table-cell>
          <table:table-cell table:formula="of:=SUM([.C3:.C5])" office:value-type="currency" office:currency="USD" office:value="88233" calcext:value-type="currency">
            <text:p>$88,233.00</text:p>
          </table:table-cell>
          <table:table-cell table:formula="of:=SUM([.D3:.D5])" office:value-type="currency" office:currency="USD" office:value="127223" calcext:value-type="currency">
            <text:p>$127,223.00</text:p>
          </table:table-cell>
          <table:table-cell table:formula="of:=SUM([.E3:.E5])" office:value-type="currency" office:currency="USD" office:value="92474" calcext:value-type="currency">
            <text:p>$92,474.00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2 / 2006</text:p>
            </table:table-cell>
            <table:table-cell table:formula="of:=[$'2006'.$B$4]" office:value-type="currency" office:currency="USD" office:value="21962" calcext:value-type="currency">
              <text:p>$21,962.00</text:p>
            </table:table-cell>
            <table:table-cell table:formula="of:=[$'2006'.$C$4]" office:value-type="currency" office:currency="USD" office:value="33816" calcext:value-type="currency">
              <text:p>$33,816.00</text:p>
            </table:table-cell>
            <table:table-cell table:formula="of:=[$'2006'.$D$4]" office:value-type="currency" office:currency="USD" office:value="31303" calcext:value-type="currency">
              <text:p>$31,303.00</text:p>
            </table:table-cell>
            <table:table-cell table:formula="of:=[$'2006'.$E$4]" office:value-type="currency" office:currency="USD" office:value="48823" calcext:value-type="currency">
              <text:p>$48,823.00</text:p>
            </table:table-cell>
          </table:table-row>
          <table:table-row table:style-name="ro2" table:visibility="collapse">
            <table:table-cell office:value-type="string" calcext:value-type="string">
              <text:p>Employee #2 / 2007</text:p>
            </table:table-cell>
            <table:table-cell table:formula="of:=[$'2007'.$B$4]" office:value-type="currency" office:currency="USD" office:value="21078" calcext:value-type="currency">
              <text:p>$21,078.00</text:p>
            </table:table-cell>
            <table:table-cell table:formula="of:=[$'2007'.$C$4]" office:value-type="currency" office:currency="USD" office:value="39606" calcext:value-type="currency">
              <text:p>$39,606.00</text:p>
            </table:table-cell>
            <table:table-cell table:formula="of:=[$'2007'.$D$4]" office:value-type="currency" office:currency="USD" office:value="42190" calcext:value-type="currency">
              <text:p>$42,190.00</text:p>
            </table:table-cell>
            <table:table-cell table:formula="of:=[$'2007'.$E$4]" office:value-type="currency" office:currency="USD" office:value="22117" calcext:value-type="currency">
              <text:p>$22,117.00</text:p>
            </table:table-cell>
          </table:table-row>
          <table:table-row table:style-name="ro2" table:visibility="collapse">
            <table:table-cell office:value-type="string" calcext:value-type="string">
              <text:p>Employee #2 / 2008</text:p>
            </table:table-cell>
            <table:table-cell table:formula="of:=[$'2008'.$B$4]" office:value-type="currency" office:currency="USD" office:value="37933" calcext:value-type="currency">
              <text:p>$37,933.00</text:p>
            </table:table-cell>
            <table:table-cell table:formula="of:=[$'2008'.$C$4]" office:value-type="currency" office:currency="USD" office:value="47892" calcext:value-type="currency">
              <text:p>$47,892.00</text:p>
            </table:table-cell>
            <table:table-cell table:formula="of:=[$'2008'.$D$4]" office:value-type="currency" office:currency="USD" office:value="32437" calcext:value-type="currency">
              <text:p>$32,437.00</text:p>
            </table:table-cell>
            <table:table-cell table:formula="of:=[$'2008'.$E$4]" office:value-type="currency" office:currency="USD" office:value="34319" calcext:value-type="currency">
              <text:p>$34,319.00</text:p>
            </table:table-cell>
          </table:table-row>
        </table:table-row-group>
        <table:table-row table:style-name="ro2">
          <table:table-cell office:value-type="string" calcext:value-type="string">
            <text:p>Employee #2</text:p>
          </table:table-cell>
          <table:table-cell table:formula="of:=SUM([.B7:.B9])" office:value-type="currency" office:currency="USD" office:value="80973" calcext:value-type="currency">
            <text:p>$80,973.00</text:p>
          </table:table-cell>
          <table:table-cell table:formula="of:=SUM([.C7:.C9])" office:value-type="currency" office:currency="USD" office:value="121314" calcext:value-type="currency">
            <text:p>$121,314.00</text:p>
          </table:table-cell>
          <table:table-cell table:formula="of:=SUM([.D7:.D9])" office:value-type="currency" office:currency="USD" office:value="105930" calcext:value-type="currency">
            <text:p>$105,930.00</text:p>
          </table:table-cell>
          <table:table-cell table:formula="of:=SUM([.E7:.E9])" office:value-type="currency" office:currency="USD" office:value="105259" calcext:value-type="currency">
            <text:p>$105,259.00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3 / 2006</text:p>
            </table:table-cell>
            <table:table-cell table:formula="of:=[$'2006'.$B$5]" office:value-type="currency" office:currency="USD" office:value="23646" calcext:value-type="currency">
              <text:p>$23,646.00</text:p>
            </table:table-cell>
            <table:table-cell table:formula="of:=[$'2006'.$C$5]" office:value-type="currency" office:currency="USD" office:value="32013" calcext:value-type="currency">
              <text:p>$32,013.00</text:p>
            </table:table-cell>
            <table:table-cell table:formula="of:=[$'2006'.$D$5]" office:value-type="currency" office:currency="USD" office:value="31697" calcext:value-type="currency">
              <text:p>$31,697.00</text:p>
            </table:table-cell>
            <table:table-cell table:formula="of:=[$'2006'.$E$5]" office:value-type="currency" office:currency="USD" office:value="41878" calcext:value-type="currency">
              <text:p>$41,878.00</text:p>
            </table:table-cell>
          </table:table-row>
          <table:table-row table:style-name="ro2" table:visibility="collapse">
            <table:table-cell office:value-type="string" calcext:value-type="string">
              <text:p>Employee #3 / 2007</text:p>
            </table:table-cell>
            <table:table-cell table:formula="of:=[$'2007'.$B$5]" office:value-type="currency" office:currency="USD" office:value="37718" calcext:value-type="currency">
              <text:p>$37,718.00</text:p>
            </table:table-cell>
            <table:table-cell table:formula="of:=[$'2007'.$C$5]" office:value-type="currency" office:currency="USD" office:value="26527" calcext:value-type="currency">
              <text:p>$26,527.00</text:p>
            </table:table-cell>
            <table:table-cell table:formula="of:=[$'2007'.$D$5]" office:value-type="currency" office:currency="USD" office:value="49578" calcext:value-type="currency">
              <text:p>$49,578.00</text:p>
            </table:table-cell>
            <table:table-cell table:formula="of:=[$'2007'.$E$5]" office:value-type="currency" office:currency="USD" office:value="27415" calcext:value-type="currency">
              <text:p>$27,415.00</text:p>
            </table:table-cell>
          </table:table-row>
          <table:table-row table:style-name="ro2" table:visibility="collapse">
            <table:table-cell office:value-type="string" calcext:value-type="string">
              <text:p>Employee #3 / 2008</text:p>
            </table:table-cell>
            <table:table-cell table:formula="of:=[$'2008'.$B$5]" office:value-type="currency" office:currency="USD" office:value="23963" calcext:value-type="currency">
              <text:p>$23,963.00</text:p>
            </table:table-cell>
            <table:table-cell table:formula="of:=[$'2008'.$C$5]" office:value-type="currency" office:currency="USD" office:value="48756" calcext:value-type="currency">
              <text:p>$48,756.00</text:p>
            </table:table-cell>
            <table:table-cell table:formula="of:=[$'2008'.$D$5]" office:value-type="currency" office:currency="USD" office:value="48610" calcext:value-type="currency">
              <text:p>$48,610.00</text:p>
            </table:table-cell>
            <table:table-cell table:formula="of:=[$'2008'.$E$5]" office:value-type="currency" office:currency="USD" office:value="38771" calcext:value-type="currency">
              <text:p>$38,771.00</text:p>
            </table:table-cell>
          </table:table-row>
        </table:table-row-group>
        <table:table-row table:style-name="ro2">
          <table:table-cell office:value-type="string" calcext:value-type="string">
            <text:p>Employee #3</text:p>
          </table:table-cell>
          <table:table-cell table:formula="of:=SUM([.B11:.B13])" office:value-type="currency" office:currency="USD" office:value="85327" calcext:value-type="currency">
            <text:p>$85,327.00</text:p>
          </table:table-cell>
          <table:table-cell table:formula="of:=SUM([.C11:.C13])" office:value-type="currency" office:currency="USD" office:value="107296" calcext:value-type="currency">
            <text:p>$107,296.00</text:p>
          </table:table-cell>
          <table:table-cell table:formula="of:=SUM([.D11:.D13])" office:value-type="currency" office:currency="USD" office:value="129885" calcext:value-type="currency">
            <text:p>$129,885.00</text:p>
          </table:table-cell>
          <table:table-cell table:formula="of:=SUM([.E11:.E13])" office:value-type="currency" office:currency="USD" office:value="108064" calcext:value-type="currency">
            <text:p>$108,064.00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4 / 2006</text:p>
            </table:table-cell>
            <table:table-cell table:formula="of:=[$'2006'.$B$6]" office:value-type="currency" office:currency="USD" office:value="22157" calcext:value-type="currency">
              <text:p>$22,157.00</text:p>
            </table:table-cell>
            <table:table-cell table:formula="of:=[$'2006'.$C$6]" office:value-type="currency" office:currency="USD" office:value="34509" calcext:value-type="currency">
              <text:p>$34,509.00</text:p>
            </table:table-cell>
            <table:table-cell table:formula="of:=[$'2006'.$D$6]" office:value-type="currency" office:currency="USD" office:value="40581" calcext:value-type="currency">
              <text:p>$40,581.00</text:p>
            </table:table-cell>
            <table:table-cell table:formula="of:=[$'2006'.$E$6]" office:value-type="currency" office:currency="USD" office:value="30309" calcext:value-type="currency">
              <text:p>$30,309.00</text:p>
            </table:table-cell>
          </table:table-row>
          <table:table-row table:style-name="ro2" table:visibility="collapse">
            <table:table-cell office:value-type="string" calcext:value-type="string">
              <text:p>Employee #4 / 2007</text:p>
            </table:table-cell>
            <table:table-cell table:formula="of:=[$'2007'.$B$6]" office:value-type="currency" office:currency="USD" office:value="49684" calcext:value-type="currency">
              <text:p>$49,684.00</text:p>
            </table:table-cell>
            <table:table-cell table:formula="of:=[$'2007'.$C$6]" office:value-type="currency" office:currency="USD" office:value="48772" calcext:value-type="currency">
              <text:p>$48,772.00</text:p>
            </table:table-cell>
            <table:table-cell table:formula="of:=[$'2007'.$D$6]" office:value-type="currency" office:currency="USD" office:value="44788" calcext:value-type="currency">
              <text:p>$44,788.00</text:p>
            </table:table-cell>
            <table:table-cell table:formula="of:=[$'2007'.$E$6]" office:value-type="currency" office:currency="USD" office:value="40733" calcext:value-type="currency">
              <text:p>$40,733.00</text:p>
            </table:table-cell>
          </table:table-row>
          <table:table-row table:style-name="ro2" table:visibility="collapse">
            <table:table-cell office:value-type="string" calcext:value-type="string">
              <text:p>Employee #4 / 2008</text:p>
            </table:table-cell>
            <table:table-cell table:formula="of:=[$'2008'.$B$6]" office:value-type="currency" office:currency="USD" office:value="21723" calcext:value-type="currency">
              <text:p>$21,723.00</text:p>
            </table:table-cell>
            <table:table-cell table:formula="of:=[$'2008'.$C$6]" office:value-type="currency" office:currency="USD" office:value="25225" calcext:value-type="currency">
              <text:p>$25,225.00</text:p>
            </table:table-cell>
            <table:table-cell table:formula="of:=[$'2008'.$D$6]" office:value-type="currency" office:currency="USD" office:value="37531" calcext:value-type="currency">
              <text:p>$37,531.00</text:p>
            </table:table-cell>
            <table:table-cell table:formula="of:=[$'2008'.$E$6]" office:value-type="currency" office:currency="USD" office:value="49526" calcext:value-type="currency">
              <text:p>$49,526.00</text:p>
            </table:table-cell>
          </table:table-row>
        </table:table-row-group>
        <table:table-row table:style-name="ro2">
          <table:table-cell office:value-type="string" calcext:value-type="string">
            <text:p>Employee #4</text:p>
          </table:table-cell>
          <table:table-cell table:formula="of:=SUM([.B15:.B17])" office:value-type="currency" office:currency="USD" office:value="93564" calcext:value-type="currency">
            <text:p>$93,564.00</text:p>
          </table:table-cell>
          <table:table-cell table:formula="of:=SUM([.C15:.C17])" office:value-type="currency" office:currency="USD" office:value="108506" calcext:value-type="currency">
            <text:p>$108,506.00</text:p>
          </table:table-cell>
          <table:table-cell table:formula="of:=SUM([.D15:.D17])" office:value-type="currency" office:currency="USD" office:value="122900" calcext:value-type="currency">
            <text:p>$122,900.00</text:p>
          </table:table-cell>
          <table:table-cell table:formula="of:=SUM([.E15:.E17])" office:value-type="currency" office:currency="USD" office:value="120568" calcext:value-type="currency">
            <text:p>$120,568.00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5 / 2006</text:p>
            </table:table-cell>
            <table:table-cell table:formula="of:=[$'2006'.$B$7]" office:value-type="currency" office:currency="USD" office:value="23116" calcext:value-type="currency">
              <text:p>$23,116.00</text:p>
            </table:table-cell>
            <table:table-cell table:formula="of:=[$'2006'.$C$7]" office:value-type="currency" office:currency="USD" office:value="41016" calcext:value-type="currency">
              <text:p>$41,016.00</text:p>
            </table:table-cell>
            <table:table-cell table:formula="of:=[$'2006'.$D$7]" office:value-type="currency" office:currency="USD" office:value="47759" calcext:value-type="currency">
              <text:p>$47,759.00</text:p>
            </table:table-cell>
            <table:table-cell table:formula="of:=[$'2006'.$E$7]" office:value-type="currency" office:currency="USD" office:value="37291" calcext:value-type="currency">
              <text:p>$37,291.00</text:p>
            </table:table-cell>
          </table:table-row>
          <table:table-row table:style-name="ro2" table:visibility="collapse">
            <table:table-cell office:value-type="string" calcext:value-type="string">
              <text:p>Employee #5 / 2007</text:p>
            </table:table-cell>
            <table:table-cell table:formula="of:=[$'2007'.$B$7]" office:value-type="currency" office:currency="USD" office:value="49317" calcext:value-type="currency">
              <text:p>$49,317.00</text:p>
            </table:table-cell>
            <table:table-cell table:formula="of:=[$'2007'.$C$7]" office:value-type="currency" office:currency="USD" office:value="24444" calcext:value-type="currency">
              <text:p>$24,444.00</text:p>
            </table:table-cell>
            <table:table-cell table:formula="of:=[$'2007'.$D$7]" office:value-type="currency" office:currency="USD" office:value="43174" calcext:value-type="currency">
              <text:p>$43,174.00</text:p>
            </table:table-cell>
            <table:table-cell table:formula="of:=[$'2007'.$E$7]" office:value-type="currency" office:currency="USD" office:value="35007" calcext:value-type="currency">
              <text:p>$35,007.00</text:p>
            </table:table-cell>
          </table:table-row>
          <table:table-row table:style-name="ro2" table:visibility="collapse">
            <table:table-cell office:value-type="string" calcext:value-type="string">
              <text:p>Employee #5 / 2008</text:p>
            </table:table-cell>
            <table:table-cell table:formula="of:=[$'2008'.$B$7]" office:value-type="currency" office:currency="USD" office:value="37291" calcext:value-type="currency">
              <text:p>$37,291.00</text:p>
            </table:table-cell>
            <table:table-cell table:formula="of:=[$'2008'.$C$7]" office:value-type="currency" office:currency="USD" office:value="42485" calcext:value-type="currency">
              <text:p>$42,485.00</text:p>
            </table:table-cell>
            <table:table-cell table:formula="of:=[$'2008'.$D$7]" office:value-type="currency" office:currency="USD" office:value="37952" calcext:value-type="currency">
              <text:p>$37,952.00</text:p>
            </table:table-cell>
            <table:table-cell table:formula="of:=[$'2008'.$E$7]" office:value-type="currency" office:currency="USD" office:value="39832" calcext:value-type="currency">
              <text:p>$39,832.00</text:p>
            </table:table-cell>
          </table:table-row>
        </table:table-row-group>
        <table:table-row table:style-name="ro2">
          <table:table-cell office:value-type="string" calcext:value-type="string">
            <text:p>Employee #5</text:p>
          </table:table-cell>
          <table:table-cell table:formula="of:=SUM([.B19:.B21])" office:value-type="currency" office:currency="USD" office:value="109724" calcext:value-type="currency">
            <text:p>$109,724.00</text:p>
          </table:table-cell>
          <table:table-cell table:formula="of:=SUM([.C19:.C21])" office:value-type="currency" office:currency="USD" office:value="107945" calcext:value-type="currency">
            <text:p>$107,945.00</text:p>
          </table:table-cell>
          <table:table-cell table:formula="of:=SUM([.D19:.D21])" office:value-type="currency" office:currency="USD" office:value="128885" calcext:value-type="currency">
            <text:p>$128,885.00</text:p>
          </table:table-cell>
          <table:table-cell table:formula="of:=SUM([.E19:.E21])" office:value-type="currency" office:currency="USD" office:value="112130" calcext:value-type="currency">
            <text:p>$112,130.00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6 / 2006</text:p>
            </table:table-cell>
            <table:table-cell table:formula="of:=[$'2006'.$B$8]" office:value-type="currency" office:currency="USD" office:value="24188" calcext:value-type="currency">
              <text:p>$24,188.00</text:p>
            </table:table-cell>
            <table:table-cell table:formula="of:=[$'2006'.$C$8]" office:value-type="currency" office:currency="USD" office:value="38732" calcext:value-type="currency">
              <text:p>$38,732.00</text:p>
            </table:table-cell>
            <table:table-cell table:formula="of:=[$'2006'.$D$8]" office:value-type="currency" office:currency="USD" office:value="47648" calcext:value-type="currency">
              <text:p>$47,648.00</text:p>
            </table:table-cell>
            <table:table-cell table:formula="of:=[$'2006'.$E$8]" office:value-type="currency" office:currency="USD" office:value="39327" calcext:value-type="currency">
              <text:p>$39,327.00</text:p>
            </table:table-cell>
          </table:table-row>
          <table:table-row table:style-name="ro2" table:visibility="collapse">
            <table:table-cell office:value-type="string" calcext:value-type="string">
              <text:p>Employee #6 / 2007</text:p>
            </table:table-cell>
            <table:table-cell table:formula="of:=[$'2007'.$B$8]" office:value-type="currency" office:currency="USD" office:value="45301" calcext:value-type="currency">
              <text:p>$45,301.00</text:p>
            </table:table-cell>
            <table:table-cell table:formula="of:=[$'2007'.$C$8]" office:value-type="currency" office:currency="USD" office:value="40915" calcext:value-type="currency">
              <text:p>$40,915.00</text:p>
            </table:table-cell>
            <table:table-cell table:formula="of:=[$'2007'.$D$8]" office:value-type="currency" office:currency="USD" office:value="32553" calcext:value-type="currency">
              <text:p>$32,553.00</text:p>
            </table:table-cell>
            <table:table-cell table:formula="of:=[$'2007'.$E$8]" office:value-type="currency" office:currency="USD" office:value="48916" calcext:value-type="currency">
              <text:p>$48,916.00</text:p>
            </table:table-cell>
          </table:table-row>
          <table:table-row table:style-name="ro2" table:visibility="collapse">
            <table:table-cell office:value-type="string" calcext:value-type="string">
              <text:p>Employee #6 / 2008</text:p>
            </table:table-cell>
            <table:table-cell table:formula="of:=[$'2008'.$B$8]" office:value-type="currency" office:currency="USD" office:value="49808" calcext:value-type="currency">
              <text:p>$49,808.00</text:p>
            </table:table-cell>
            <table:table-cell table:formula="of:=[$'2008'.$C$8]" office:value-type="currency" office:currency="USD" office:value="34144" calcext:value-type="currency">
              <text:p>$34,144.00</text:p>
            </table:table-cell>
            <table:table-cell table:formula="of:=[$'2008'.$D$8]" office:value-type="currency" office:currency="USD" office:value="31639" calcext:value-type="currency">
              <text:p>$31,639.00</text:p>
            </table:table-cell>
            <table:table-cell table:formula="of:=[$'2008'.$E$8]" office:value-type="currency" office:currency="USD" office:value="31477" calcext:value-type="currency">
              <text:p>$31,477.00</text:p>
            </table:table-cell>
          </table:table-row>
        </table:table-row-group>
        <table:table-row table:style-name="ro2">
          <table:table-cell office:value-type="string" calcext:value-type="string">
            <text:p>Employee #6</text:p>
          </table:table-cell>
          <table:table-cell table:formula="of:=SUM([.B23:.B25])" office:value-type="currency" office:currency="USD" office:value="119297" calcext:value-type="currency">
            <text:p>$119,297.00</text:p>
          </table:table-cell>
          <table:table-cell table:formula="of:=SUM([.C23:.C25])" office:value-type="currency" office:currency="USD" office:value="113791" calcext:value-type="currency">
            <text:p>$113,791.00</text:p>
          </table:table-cell>
          <table:table-cell table:formula="of:=SUM([.D23:.D25])" office:value-type="currency" office:currency="USD" office:value="111840" calcext:value-type="currency">
            <text:p>$111,840.00</text:p>
          </table:table-cell>
          <table:table-cell table:formula="of:=SUM([.E23:.E25])" office:value-type="currency" office:currency="USD" office:value="119720" calcext:value-type="currency">
            <text:p>$119,720.00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Employee #7 / 2006</text:p>
            </table:table-cell>
            <table:table-cell table:formula="of:=[$'2006'.$B$9]" office:value-type="currency" office:currency="USD" office:value="43864" calcext:value-type="currency">
              <text:p>$43,864.00</text:p>
            </table:table-cell>
            <table:table-cell table:formula="of:=[$'2006'.$C$9]" office:value-type="currency" office:currency="USD" office:value="41207" calcext:value-type="currency">
              <text:p>$41,207.00</text:p>
            </table:table-cell>
            <table:table-cell table:formula="of:=[$'2006'.$D$9]" office:value-type="currency" office:currency="USD" office:value="49968" calcext:value-type="currency">
              <text:p>$49,968.00</text:p>
            </table:table-cell>
            <table:table-cell table:formula="of:=[$'2006'.$E$9]" office:value-type="currency" office:currency="USD" office:value="39846" calcext:value-type="currency">
              <text:p>$39,846.00</text:p>
            </table:table-cell>
          </table:table-row>
          <table:table-row table:style-name="ro2" table:visibility="collapse">
            <table:table-cell office:value-type="string" calcext:value-type="string">
              <text:p>Employee #7 / 2007</text:p>
            </table:table-cell>
            <table:table-cell table:formula="of:=[$'2007'.$B$9]" office:value-type="currency" office:currency="USD" office:value="23292" calcext:value-type="currency">
              <text:p>$23,292.00</text:p>
            </table:table-cell>
            <table:table-cell table:formula="of:=[$'2007'.$C$9]" office:value-type="currency" office:currency="USD" office:value="23919" calcext:value-type="currency">
              <text:p>$23,919.00</text:p>
            </table:table-cell>
            <table:table-cell table:formula="of:=[$'2007'.$D$9]" office:value-type="currency" office:currency="USD" office:value="46043" calcext:value-type="currency">
              <text:p>$46,043.00</text:p>
            </table:table-cell>
            <table:table-cell table:formula="of:=[$'2007'.$E$9]" office:value-type="currency" office:currency="USD" office:value="33748" calcext:value-type="currency">
              <text:p>$33,748.00</text:p>
            </table:table-cell>
          </table:table-row>
          <table:table-row table:style-name="ro2" table:visibility="collapse">
            <table:table-cell office:value-type="string" calcext:value-type="string">
              <text:p>Employee #7 / 2008</text:p>
            </table:table-cell>
            <table:table-cell table:formula="of:=[$'2008'.$B$9]" office:value-type="currency" office:currency="USD" office:value="42308" calcext:value-type="currency">
              <text:p>$42,308.00</text:p>
            </table:table-cell>
            <table:table-cell table:formula="of:=[$'2008'.$C$9]" office:value-type="currency" office:currency="USD" office:value="23528" calcext:value-type="currency">
              <text:p>$23,528.00</text:p>
            </table:table-cell>
            <table:table-cell table:formula="of:=[$'2008'.$D$9]" office:value-type="currency" office:currency="USD" office:value="31200" calcext:value-type="currency">
              <text:p>$31,200.00</text:p>
            </table:table-cell>
            <table:table-cell table:formula="of:=[$'2008'.$E$9]" office:value-type="currency" office:currency="USD" office:value="33018" calcext:value-type="currency">
              <text:p>$33,018.00</text:p>
            </table:table-cell>
          </table:table-row>
        </table:table-row-group>
        <table:table-row table:style-name="ro2">
          <table:table-cell office:value-type="string" calcext:value-type="string">
            <text:p>Employee #7</text:p>
          </table:table-cell>
          <table:table-cell table:formula="of:=SUM([.B27:.B29])" office:value-type="currency" office:currency="USD" office:value="109464" calcext:value-type="currency">
            <text:p>$109,464.00</text:p>
          </table:table-cell>
          <table:table-cell table:formula="of:=SUM([.C27:.C29])" office:value-type="currency" office:currency="USD" office:value="88654" calcext:value-type="currency">
            <text:p>$88,654.00</text:p>
          </table:table-cell>
          <table:table-cell table:formula="of:=SUM([.D27:.D29])" office:value-type="currency" office:currency="USD" office:value="127211" calcext:value-type="currency">
            <text:p>$127,211.00</text:p>
          </table:table-cell>
          <table:table-cell table:formula="of:=SUM([.E27:.E29])" office:value-type="currency" office:currency="USD" office:value="106612" calcext:value-type="currency">
            <text:p>$106,612.0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4">
            <text:p><text:a xlink:href="#sales2006" xlink:type="simple">2006</text:a></text:p>
          </table:table-cell>
          <table:table-cell table:style-name="ce3" office:value-type="string" calcext:value-type="string" table:number-columns-spanned="2" table:number-rows-spanned="4">
            <text:p><text:a xlink:href="#sales2007" xlink:type="simple">2007</text:a></text:p>
          </table:table-cell>
          <table:covered-table-cell table:style-name="Default"/>
          <table:table-cell table:style-name="ce3" office:value-type="string" calcext:value-type="string" table:number-columns-spanned="2" table:number-rows-spanned="4">
            <text:p><text:span text:style-name="T1"><text:a xlink:href="#sales2008" xlink:type="simple">2008</text:a></text:span></text:p>
          </table:table-cell>
          <table:covered-table-cell table:style-name="Default"/>
        </table:table-row>
        <table:table-row table:style-name="ro1">
          <table:covered-table-cell/>
          <table:covered-table-cell table:number-columns-repeated="4" table:style-name="Default"/>
        </table:table-row>
        <table:table-row table:style-name="ro1">
          <table:covered-table-cell/>
          <table:covered-table-cell table:number-columns-repeated="4" table:style-name="Default"/>
        </table:table-row>
        <table:table-row table:style-name="ro1">
          <table:covered-table-cell/>
          <table:covered-table-cell table:number-columns-repeated="4" table:style-name="Default"/>
        </table:table-row>
      </table:table>
      <table:table table:name="2006" table:style-name="ta1" table:print="false">
        <table:table-column table:style-name="co4" table:default-cell-style-name="ce5"/>
        <table:table-column table:style-name="co5" table:number-columns-repeated="4" table:default-cell-style-name="ce8"/>
        <table:table-row table:style-name="ro3">
          <table:table-cell table:style-name="ce4" office:value-type="string" calcext:value-type="string" table:number-columns-spanned="5" table:number-rows-spanned="1">
            <text:p>2006 Sales</text:p>
          </table:table-cell>
          <table:covered-table-cell table:number-columns-repeated="4" table:style-name="ce6"/>
        </table:table-row>
        <table:table-row table:style-name="ro4">
          <table:table-cell/>
          <table:table-cell table:style-name="ce7" office:value-type="string" calcext:value-type="string">
            <text:p>January</text:p>
          </table:table-cell>
          <table:table-cell table:style-name="ce7" office:value-type="string" calcext:value-type="string">
            <text:p>February</text:p>
          </table:table-cell>
          <table:table-cell table:style-name="ce7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</table:table-row>
        <table:table-row table:style-name="ro4">
          <table:table-cell office:value-type="string" calcext:value-type="string">
            <text:p>Employee #1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36975" calcext:value-type="currency">
            <text:p>$36,975.00</text:p>
          </table:table-cell>
          <table:table-cell office:value-type="currency" office:currency="USD" office:value="39924" calcext:value-type="currency">
            <text:p>$39,924.00</text:p>
          </table:table-cell>
          <table:table-cell office:value-type="currency" office:currency="USD" office:value="33280" calcext:value-type="currency">
            <text:p>$33,280.00</text:p>
          </table:table-cell>
        </table:table-row>
        <table:table-row table:style-name="ro4">
          <table:table-cell office:value-type="string" calcext:value-type="string">
            <text:p>Employee #2</text:p>
          </table:table-cell>
          <table:table-cell office:value-type="currency" office:currency="USD" office:value="21962" calcext:value-type="currency">
            <text:p>$21,962.00</text:p>
          </table:table-cell>
          <table:table-cell office:value-type="currency" office:currency="USD" office:value="33816" calcext:value-type="currency">
            <text:p>$33,816.00</text:p>
          </table:table-cell>
          <table:table-cell office:value-type="currency" office:currency="USD" office:value="31303" calcext:value-type="currency">
            <text:p>$31,303.00</text:p>
          </table:table-cell>
          <table:table-cell office:value-type="currency" office:currency="USD" office:value="48823" calcext:value-type="currency">
            <text:p>$48,823.00</text:p>
          </table:table-cell>
        </table:table-row>
        <table:table-row table:style-name="ro4">
          <table:table-cell office:value-type="string" calcext:value-type="string">
            <text:p>Employee #3</text:p>
          </table:table-cell>
          <table:table-cell office:value-type="currency" office:currency="USD" office:value="23646" calcext:value-type="currency">
            <text:p>$23,646.00</text:p>
          </table:table-cell>
          <table:table-cell office:value-type="currency" office:currency="USD" office:value="32013" calcext:value-type="currency">
            <text:p>$32,013.00</text:p>
          </table:table-cell>
          <table:table-cell office:value-type="currency" office:currency="USD" office:value="31697" calcext:value-type="currency">
            <text:p>$31,697.00</text:p>
          </table:table-cell>
          <table:table-cell office:value-type="currency" office:currency="USD" office:value="41878" calcext:value-type="currency">
            <text:p>$41,878.00</text:p>
          </table:table-cell>
        </table:table-row>
        <table:table-row table:style-name="ro4">
          <table:table-cell office:value-type="string" calcext:value-type="string">
            <text:p>Employee #4</text:p>
          </table:table-cell>
          <table:table-cell office:value-type="currency" office:currency="USD" office:value="22157" calcext:value-type="currency">
            <text:p>$22,157.00</text:p>
          </table:table-cell>
          <table:table-cell office:value-type="currency" office:currency="USD" office:value="34509" calcext:value-type="currency">
            <text:p>$34,509.00</text:p>
          </table:table-cell>
          <table:table-cell office:value-type="currency" office:currency="USD" office:value="40581" calcext:value-type="currency">
            <text:p>$40,581.00</text:p>
          </table:table-cell>
          <table:table-cell office:value-type="currency" office:currency="USD" office:value="30309" calcext:value-type="currency">
            <text:p>$30,309.00</text:p>
          </table:table-cell>
        </table:table-row>
        <table:table-row table:style-name="ro4">
          <table:table-cell office:value-type="string" calcext:value-type="string">
            <text:p>Employee #5</text:p>
          </table:table-cell>
          <table:table-cell office:value-type="currency" office:currency="USD" office:value="23116" calcext:value-type="currency">
            <text:p>$23,116.00</text:p>
          </table:table-cell>
          <table:table-cell office:value-type="currency" office:currency="USD" office:value="41016" calcext:value-type="currency">
            <text:p>$41,016.00</text:p>
          </table:table-cell>
          <table:table-cell office:value-type="currency" office:currency="USD" office:value="47759" calcext:value-type="currency">
            <text:p>$47,759.00</text:p>
          </table:table-cell>
          <table:table-cell office:value-type="currency" office:currency="USD" office:value="37291" calcext:value-type="currency">
            <text:p>$37,291.00</text:p>
          </table:table-cell>
        </table:table-row>
        <table:table-row table:style-name="ro4">
          <table:table-cell office:value-type="string" calcext:value-type="string">
            <text:p>Employee #6</text:p>
          </table:table-cell>
          <table:table-cell office:value-type="currency" office:currency="USD" office:value="24188" calcext:value-type="currency">
            <text:p>$24,188.00</text:p>
          </table:table-cell>
          <table:table-cell office:value-type="currency" office:currency="USD" office:value="38732" calcext:value-type="currency">
            <text:p>$38,732.00</text:p>
          </table:table-cell>
          <table:table-cell office:value-type="currency" office:currency="USD" office:value="47648" calcext:value-type="currency">
            <text:p>$47,648.00</text:p>
          </table:table-cell>
          <table:table-cell office:value-type="currency" office:currency="USD" office:value="39327" calcext:value-type="currency">
            <text:p>$39,327.00</text:p>
          </table:table-cell>
        </table:table-row>
        <table:table-row table:style-name="ro4">
          <table:table-cell office:value-type="string" calcext:value-type="string">
            <text:p>Employee #7</text:p>
          </table:table-cell>
          <table:table-cell office:value-type="currency" office:currency="USD" office:value="43864" calcext:value-type="currency">
            <text:p>$43,864.00</text:p>
          </table:table-cell>
          <table:table-cell office:value-type="currency" office:currency="USD" office:value="41207" calcext:value-type="currency">
            <text:p>$41,207.00</text:p>
          </table:table-cell>
          <table:table-cell office:value-type="currency" office:currency="USD" office:value="49968" calcext:value-type="currency">
            <text:p>$49,968.00</text:p>
          </table:table-cell>
          <table:table-cell office:value-type="currency" office:currency="USD" office:value="39846" calcext:value-type="currency">
            <text:p>$39,846.00</text:p>
          </table:table-cell>
        </table:table-row>
      </table:table>
      <table:table table:name="2007" table:style-name="ta1" table:print="false">
        <table:table-column table:style-name="co4" table:default-cell-style-name="ce5"/>
        <table:table-column table:style-name="co5" table:number-columns-repeated="4" table:default-cell-style-name="ce8"/>
        <table:table-row table:style-name="ro3">
          <table:table-cell table:style-name="ce4" office:value-type="string" calcext:value-type="string" table:number-columns-spanned="5" table:number-rows-spanned="1">
            <text:p>Sales 2007</text:p>
          </table:table-cell>
          <table:covered-table-cell table:number-columns-repeated="4" table:style-name="ce6"/>
        </table:table-row>
        <table:table-row table:style-name="ro4">
          <table:table-cell/>
          <table:table-cell table:style-name="ce7" office:value-type="string" calcext:value-type="string">
            <text:p>January</text:p>
          </table:table-cell>
          <table:table-cell table:style-name="ce7" office:value-type="string" calcext:value-type="string">
            <text:p>February</text:p>
          </table:table-cell>
          <table:table-cell table:style-name="ce7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</table:table-row>
        <table:table-row table:style-name="ro4">
          <table:table-cell office:value-type="string" calcext:value-type="string">
            <text:p>Employee #1</text:p>
          </table:table-cell>
          <table:table-cell office:value-type="currency" office:currency="USD" office:value="46694" calcext:value-type="currency">
            <text:p>$46,694.00</text:p>
          </table:table-cell>
          <table:table-cell office:value-type="currency" office:currency="USD" office:value="24707" calcext:value-type="currency">
            <text:p>$24,707.00</text:p>
          </table:table-cell>
          <table:table-cell office:value-type="currency" office:currency="USD" office:value="44033" calcext:value-type="currency">
            <text:p>$44,033.00</text:p>
          </table:table-cell>
          <table:table-cell office:value-type="currency" office:currency="USD" office:value="29975" calcext:value-type="currency">
            <text:p>$29,975.00</text:p>
          </table:table-cell>
        </table:table-row>
        <table:table-row table:style-name="ro4">
          <table:table-cell office:value-type="string" calcext:value-type="string">
            <text:p>Employee #2</text:p>
          </table:table-cell>
          <table:table-cell office:value-type="currency" office:currency="USD" office:value="21078" calcext:value-type="currency">
            <text:p>$21,078.00</text:p>
          </table:table-cell>
          <table:table-cell office:value-type="currency" office:currency="USD" office:value="39606" calcext:value-type="currency">
            <text:p>$39,606.00</text:p>
          </table:table-cell>
          <table:table-cell office:value-type="currency" office:currency="USD" office:value="42190" calcext:value-type="currency">
            <text:p>$42,190.00</text:p>
          </table:table-cell>
          <table:table-cell office:value-type="currency" office:currency="USD" office:value="22117" calcext:value-type="currency">
            <text:p>$22,117.00</text:p>
          </table:table-cell>
        </table:table-row>
        <table:table-row table:style-name="ro4">
          <table:table-cell office:value-type="string" calcext:value-type="string">
            <text:p>Employee #3</text:p>
          </table:table-cell>
          <table:table-cell office:value-type="currency" office:currency="USD" office:value="37718" calcext:value-type="currency">
            <text:p>$37,718.00</text:p>
          </table:table-cell>
          <table:table-cell office:value-type="currency" office:currency="USD" office:value="26527" calcext:value-type="currency">
            <text:p>$26,527.00</text:p>
          </table:table-cell>
          <table:table-cell office:value-type="currency" office:currency="USD" office:value="49578" calcext:value-type="currency">
            <text:p>$49,578.00</text:p>
          </table:table-cell>
          <table:table-cell office:value-type="currency" office:currency="USD" office:value="27415" calcext:value-type="currency">
            <text:p>$27,415.00</text:p>
          </table:table-cell>
        </table:table-row>
        <table:table-row table:style-name="ro4">
          <table:table-cell office:value-type="string" calcext:value-type="string">
            <text:p>Employee #4</text:p>
          </table:table-cell>
          <table:table-cell office:value-type="currency" office:currency="USD" office:value="49684" calcext:value-type="currency">
            <text:p>$49,684.00</text:p>
          </table:table-cell>
          <table:table-cell office:value-type="currency" office:currency="USD" office:value="48772" calcext:value-type="currency">
            <text:p>$48,772.00</text:p>
          </table:table-cell>
          <table:table-cell office:value-type="currency" office:currency="USD" office:value="44788" calcext:value-type="currency">
            <text:p>$44,788.00</text:p>
          </table:table-cell>
          <table:table-cell office:value-type="currency" office:currency="USD" office:value="40733" calcext:value-type="currency">
            <text:p>$40,733.00</text:p>
          </table:table-cell>
        </table:table-row>
        <table:table-row table:style-name="ro4">
          <table:table-cell office:value-type="string" calcext:value-type="string">
            <text:p>Employee #5</text:p>
          </table:table-cell>
          <table:table-cell office:value-type="currency" office:currency="USD" office:value="49317" calcext:value-type="currency">
            <text:p>$49,317.00</text:p>
          </table:table-cell>
          <table:table-cell office:value-type="currency" office:currency="USD" office:value="24444" calcext:value-type="currency">
            <text:p>$24,444.00</text:p>
          </table:table-cell>
          <table:table-cell office:value-type="currency" office:currency="USD" office:value="43174" calcext:value-type="currency">
            <text:p>$43,174.00</text:p>
          </table:table-cell>
          <table:table-cell office:value-type="currency" office:currency="USD" office:value="35007" calcext:value-type="currency">
            <text:p>$35,007.00</text:p>
          </table:table-cell>
        </table:table-row>
        <table:table-row table:style-name="ro4">
          <table:table-cell office:value-type="string" calcext:value-type="string">
            <text:p>Employee #6</text:p>
          </table:table-cell>
          <table:table-cell office:value-type="currency" office:currency="USD" office:value="45301" calcext:value-type="currency">
            <text:p>$45,301.00</text:p>
          </table:table-cell>
          <table:table-cell office:value-type="currency" office:currency="USD" office:value="40915" calcext:value-type="currency">
            <text:p>$40,915.00</text:p>
          </table:table-cell>
          <table:table-cell office:value-type="currency" office:currency="USD" office:value="32553" calcext:value-type="currency">
            <text:p>$32,553.00</text:p>
          </table:table-cell>
          <table:table-cell office:value-type="currency" office:currency="USD" office:value="48916" calcext:value-type="currency">
            <text:p>$48,916.00</text:p>
          </table:table-cell>
        </table:table-row>
        <table:table-row table:style-name="ro4">
          <table:table-cell office:value-type="string" calcext:value-type="string">
            <text:p>Employee #7</text:p>
          </table:table-cell>
          <table:table-cell office:value-type="currency" office:currency="USD" office:value="23292" calcext:value-type="currency">
            <text:p>$23,292.00</text:p>
          </table:table-cell>
          <table:table-cell office:value-type="currency" office:currency="USD" office:value="23919" calcext:value-type="currency">
            <text:p>$23,919.00</text:p>
          </table:table-cell>
          <table:table-cell office:value-type="currency" office:currency="USD" office:value="46043" calcext:value-type="currency">
            <text:p>$46,043.00</text:p>
          </table:table-cell>
          <table:table-cell office:value-type="currency" office:currency="USD" office:value="33748" calcext:value-type="currency">
            <text:p>$33,748.00</text:p>
          </table:table-cell>
        </table:table-row>
      </table:table>
      <table:table table:name="2008" table:style-name="ta1" table:print="false">
        <table:table-column table:style-name="co4" table:default-cell-style-name="ce5"/>
        <table:table-column table:style-name="co5" table:number-columns-repeated="4" table:default-cell-style-name="ce8"/>
        <table:table-row table:style-name="ro3">
          <table:table-cell table:style-name="ce4" office:value-type="string" calcext:value-type="string" table:number-columns-spanned="5" table:number-rows-spanned="1">
            <text:p>Sales 2008</text:p>
          </table:table-cell>
          <table:covered-table-cell table:number-columns-repeated="4" table:style-name="ce6"/>
        </table:table-row>
        <table:table-row table:style-name="ro4">
          <table:table-cell/>
          <table:table-cell table:style-name="ce7" office:value-type="string" calcext:value-type="string">
            <text:p>January</text:p>
          </table:table-cell>
          <table:table-cell table:style-name="ce7" office:value-type="string" calcext:value-type="string">
            <text:p>February</text:p>
          </table:table-cell>
          <table:table-cell table:style-name="ce7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</table:table-row>
        <table:table-row table:style-name="ro4">
          <table:table-cell office:value-type="string" calcext:value-type="string">
            <text:p>Employee #1</text:p>
          </table:table-cell>
          <table:table-cell office:value-type="currency" office:currency="USD" office:value="24348" calcext:value-type="currency">
            <text:p>$24,348.00</text:p>
          </table:table-cell>
          <table:table-cell office:value-type="currency" office:currency="USD" office:value="26551" calcext:value-type="currency">
            <text:p>$26,551.00</text:p>
          </table:table-cell>
          <table:table-cell office:value-type="currency" office:currency="USD" office:value="43266" calcext:value-type="currency">
            <text:p>$43,266.00</text:p>
          </table:table-cell>
          <table:table-cell office:value-type="currency" office:currency="USD" office:value="29219" calcext:value-type="currency">
            <text:p>$29,219.00</text:p>
          </table:table-cell>
        </table:table-row>
        <table:table-row table:style-name="ro4">
          <table:table-cell office:value-type="string" calcext:value-type="string">
            <text:p>Employee #2</text:p>
          </table:table-cell>
          <table:table-cell office:value-type="currency" office:currency="USD" office:value="37933" calcext:value-type="currency">
            <text:p>$37,933.00</text:p>
          </table:table-cell>
          <table:table-cell office:value-type="currency" office:currency="USD" office:value="47892" calcext:value-type="currency">
            <text:p>$47,892.00</text:p>
          </table:table-cell>
          <table:table-cell office:value-type="currency" office:currency="USD" office:value="32437" calcext:value-type="currency">
            <text:p>$32,437.00</text:p>
          </table:table-cell>
          <table:table-cell office:value-type="currency" office:currency="USD" office:value="34319" calcext:value-type="currency">
            <text:p>$34,319.00</text:p>
          </table:table-cell>
        </table:table-row>
        <table:table-row table:style-name="ro4">
          <table:table-cell office:value-type="string" calcext:value-type="string">
            <text:p>Employee #3</text:p>
          </table:table-cell>
          <table:table-cell office:value-type="currency" office:currency="USD" office:value="23963" calcext:value-type="currency">
            <text:p>$23,963.00</text:p>
          </table:table-cell>
          <table:table-cell office:value-type="currency" office:currency="USD" office:value="48756" calcext:value-type="currency">
            <text:p>$48,756.00</text:p>
          </table:table-cell>
          <table:table-cell office:value-type="currency" office:currency="USD" office:value="48610" calcext:value-type="currency">
            <text:p>$48,610.00</text:p>
          </table:table-cell>
          <table:table-cell office:value-type="currency" office:currency="USD" office:value="38771" calcext:value-type="currency">
            <text:p>$38,771.00</text:p>
          </table:table-cell>
        </table:table-row>
        <table:table-row table:style-name="ro4">
          <table:table-cell office:value-type="string" calcext:value-type="string">
            <text:p>Employee #4</text:p>
          </table:table-cell>
          <table:table-cell office:value-type="currency" office:currency="USD" office:value="21723" calcext:value-type="currency">
            <text:p>$21,723.00</text:p>
          </table:table-cell>
          <table:table-cell office:value-type="currency" office:currency="USD" office:value="25225" calcext:value-type="currency">
            <text:p>$25,225.00</text:p>
          </table:table-cell>
          <table:table-cell office:value-type="currency" office:currency="USD" office:value="37531" calcext:value-type="currency">
            <text:p>$37,531.00</text:p>
          </table:table-cell>
          <table:table-cell office:value-type="currency" office:currency="USD" office:value="49526" calcext:value-type="currency">
            <text:p>$49,526.00</text:p>
          </table:table-cell>
        </table:table-row>
        <table:table-row table:style-name="ro4">
          <table:table-cell office:value-type="string" calcext:value-type="string">
            <text:p>Employee #5</text:p>
          </table:table-cell>
          <table:table-cell office:value-type="currency" office:currency="USD" office:value="37291" calcext:value-type="currency">
            <text:p>$37,291.00</text:p>
          </table:table-cell>
          <table:table-cell office:value-type="currency" office:currency="USD" office:value="42485" calcext:value-type="currency">
            <text:p>$42,485.00</text:p>
          </table:table-cell>
          <table:table-cell office:value-type="currency" office:currency="USD" office:value="37952" calcext:value-type="currency">
            <text:p>$37,952.00</text:p>
          </table:table-cell>
          <table:table-cell office:value-type="currency" office:currency="USD" office:value="39832" calcext:value-type="currency">
            <text:p>$39,832.00</text:p>
          </table:table-cell>
        </table:table-row>
        <table:table-row table:style-name="ro4">
          <table:table-cell office:value-type="string" calcext:value-type="string">
            <text:p>Employee #6</text:p>
          </table:table-cell>
          <table:table-cell office:value-type="currency" office:currency="USD" office:value="49808" calcext:value-type="currency">
            <text:p>$49,808.00</text:p>
          </table:table-cell>
          <table:table-cell office:value-type="currency" office:currency="USD" office:value="34144" calcext:value-type="currency">
            <text:p>$34,144.00</text:p>
          </table:table-cell>
          <table:table-cell office:value-type="currency" office:currency="USD" office:value="31639" calcext:value-type="currency">
            <text:p>$31,639.00</text:p>
          </table:table-cell>
          <table:table-cell office:value-type="currency" office:currency="USD" office:value="31477" calcext:value-type="currency">
            <text:p>$31,477.00</text:p>
          </table:table-cell>
        </table:table-row>
        <table:table-row table:style-name="ro4">
          <table:table-cell office:value-type="string" calcext:value-type="string">
            <text:p>Employee #7</text:p>
          </table:table-cell>
          <table:table-cell office:value-type="currency" office:currency="USD" office:value="42308" calcext:value-type="currency">
            <text:p>$42,308.00</text:p>
          </table:table-cell>
          <table:table-cell office:value-type="currency" office:currency="USD" office:value="23528" calcext:value-type="currency">
            <text:p>$23,528.00</text:p>
          </table:table-cell>
          <table:table-cell office:value-type="currency" office:currency="USD" office:value="31200" calcext:value-type="currency">
            <text:p>$31,200.00</text:p>
          </table:table-cell>
          <table:table-cell office:value-type="currency" office:currency="USD" office:value="33018" calcext:value-type="currency">
            <text:p>$33,018.00</text:p>
          </table:table-cell>
        </table:table-row>
      </table:table>
      <table:named-expressions>
        <table:named-range table:name="sales2006" table:base-cell-address="$'2006'.$E$9" table:cell-range-address="$'2006'.$A$2:.$E$9"/>
        <table:named-range table:name="sales2007" table:base-cell-address="$'2007'.$E$9" table:cell-range-address="$'2007'.$A$2:.$E$9"/>
        <table:named-range table:name="sales2008" table:base-cell-address="$'2008'.$E$9" table:cell-range-address="$'2008'.$A$2:.$E$9"/>
      </table:named-expressions>
      <table:consolidation table:function="sum" table:source-cell-range-addresses="Totals.A1:Totals.E9" table:target-cell-address="Totals.A2" table:use-label="both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2:42:51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Crow</meta:initial-creator>
    <meta:creation-date>2008-11-24T14:45:40.68</meta:creation-date>
    <meta:generator>LibreOffice/4.4.3.2$Windows_x86 LibreOffice_project/88805f81e9fe61362df02b9941de8e38a9b5fd16</meta:generator>
    <dc:date>2015-06-18T12:47:19.071000000</dc:date>
    <meta:editing-duration>PT20M19S</meta:editing-duration>
    <meta:editing-cycles>5</meta:editing-cycles>
    <meta:document-statistic meta:table-count="4" meta:cell-count="267" meta:object-count="0"/>
  </office:meta>
</office:document-meta>
</file>